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10000026BE3C42A908B9F5650.png" manifest:media-type="image/png"/>
  <manifest:file-entry manifest:full-path="Pictures/10000201000005DF000001AD7BB01A52CE36EADC.png" manifest:media-type="image/png"/>
  <manifest:file-entry manifest:full-path="Pictures/1000020100000636000001C8ABDC40B864A89C2B.png" manifest:media-type="image/png"/>
  <manifest:file-entry manifest:full-path="Pictures/100002010000063C000001C1FA6DCF1A39AE7CAC.png" manifest:media-type="image/png"/>
  <manifest:file-entry manifest:full-path="Pictures/1000020100000637000001BF4A7001932F993BA7.png" manifest:media-type="image/png"/>
  <manifest:file-entry manifest:full-path="Pictures/10000201000005BD0000019B0DF6C21BC9BF095D.png" manifest:media-type="image/png"/>
  <manifest:file-entry manifest:full-path="Pictures/10000201000005E80000019F3FC7C205C48F4D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paragraph" svg:x="0.561cm" svg:y="23.174cm" svg:width="11.114cm" svg:height="3.187cm" draw:z-index="0"><draw:image xlink:href="Pictures/1000020100000636000001C8ABDC40B864A89C2B.png" xlink:type="simple" xlink:show="embed" xlink:actuate="onLoad" loext:mime-type="image/png"/></draw:frame><draw:frame draw:style-name="fr1" draw:name="Image6" text:anchor-type="paragraph" svg:x="0.561cm" svg:y="20.013cm" svg:width="11.077cm" svg:height="3.163cm" draw:z-index="6"><draw:image xlink:href="Pictures/10000201000005DF000001AD7BB01A52CE36EADC.png" xlink:type="simple" xlink:show="embed" xlink:actuate="onLoad" loext:mime-type="image/png"/></draw:frame><draw:frame draw:style-name="fr1" draw:name="Image7" text:anchor-type="paragraph" svg:x="0.474cm" svg:y="16.748cm" svg:width="11.21cm" svg:height="3.154cm" draw:z-index="1"><draw:image xlink:href="Pictures/100002010000063C000001C1FA6DCF1A39AE7CAC.png" xlink:type="simple" xlink:show="embed" xlink:actuate="onLoad" loext:mime-type="image/png"/></draw:frame><draw:frame draw:style-name="fr1" draw:name="Image8" text:anchor-type="paragraph" svg:x="0.21cm" svg:y="5.703cm" svg:width="20.064cm" svg:height="5.611cm" draw:z-index="2"><draw:image xlink:href="Pictures/10000201000005BD0000019B0DF6C21BC9BF095D.png" xlink:type="simple" xlink:show="embed" xlink:actuate="onLoad" loext:mime-type="image/png"/></draw:frame><draw:frame draw:style-name="fr1" draw:name="Image10" text:anchor-type="paragraph" svg:x="0.21cm" svg:y="0.088cm" svg:width="19.997cm" svg:height="5.616cm" draw:z-index="3"><draw:image xlink:href="Pictures/1000020100000637000001BF4A7001932F993BA7.png" xlink:type="simple" xlink:show="embed" xlink:actuate="onLoad" loext:mime-type="image/png"/></draw:frame><draw:frame draw:style-name="fr1" draw:name="Image11" text:anchor-type="paragraph" svg:x="0.33cm" svg:y="11.312cm" svg:width="19.812cm" svg:height="5.438cm" draw:z-index="4"><draw:image xlink:href="Pictures/10000201000005E80000019F3FC7C205C48F4D50.png" xlink:type="simple" xlink:show="embed" xlink:actuate="onLoad" loext:mime-type="image/png"/></draw:frame><draw:frame draw:style-name="fr1" draw:name="Image12" text:anchor-type="paragraph" svg:x="11.837cm" svg:y="17.916cm" svg:width="8.879cm" svg:height="7.147cm" draw:z-index="5"><draw:image xlink:href="Pictures/10000201000003010000026BE3C42A908B9F56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0:29:01.914011086</meta:creation-date>
    <dc:date>2019-05-28T00:40:40.615010992</dc:date>
    <meta:editing-duration>PT11M40S</meta:editing-duration>
    <meta:editing-cycles>2</meta:editing-cycles>
    <meta:generator>LibreOffice/6.2.3.2$Linux_X86_64 LibreOffice_project/20$Build-2</meta:generator>
    <meta:print-date>2019-05-28T00:40:28.209149558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